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With the "Elite Money Market Account" saving account earn 4.50% APY on balances of $20,000 or more. It offers tiered interest rates and great benefits.</text:p>
      <text:p text:style-name="Standard">The monthly maintenance fee is $10.00 if the balance falls below $2,500.00.</text:p>
      <text:p text:style-name="Standard">The minimum opening deposit is $100.</text:p>
      <text:p text:style-name="Standard">The account is available for personal and business customers, but is limited to one account per customer.</text:p>
      <text:p text:style-name="Standard"/>
      <text:p text:style-name="Standard">With the "Elite Money Market Account", you will enjoy all the benefits of a traditional checking account, but with tiered interest rates that pay more for higher balances than a standard savings account. Plus you can access your funds at any time unlike with certificates of deposit that require your money tyo be untouched for a set timefram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09:15:36.704260194</meta:creation-date>
    <dc:date>2024-03-25T09:16:06.083195834</dc:date>
    <meta:editing-duration>PT30S</meta:editing-duration>
    <meta:editing-cycles>1</meta:editing-cycles>
    <meta:generator>LibreOffice/7.4.6.2$Linux_X86_64 LibreOffice_project/40$Build-2</meta:generator>
    <meta:document-statistic meta:table-count="0" meta:image-count="0" meta:object-count="0" meta:page-count="1" meta:paragraph-count="5" meta:word-count="118" meta:character-count="711" meta:non-whitespace-character-count="598"/>
  </office:meta>
</office:document-meta>
</file>